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5c0" officeooo:paragraph-rsid="000835c0"/>
    </style:style>
    <style:style style:name="T1" style:family="text">
      <style:text-properties officeooo:rsid="0006f87f"/>
    </style:style>
    <style:style style:name="T2" style:family="text">
      <style:text-properties officeooo:rsid="00086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rl -X POST http://localhost:5000/api/auth/register \</text:p>
      <text:p text:style-name="Standard"><text:s text:c="2"/>-H "Content-Type: application/json" \</text:p>
      <text:p text:style-name="Standard"><text:s text:c="2"/>-d '{</text:p>
      <text:p text:style-name="Standard"><text:s text:c="4"/>"name": "Samrat Lahiri",</text:p>
      <text:p text:style-name="Standard"><text:s text:c="4"/>"email": "samra<text:span text:style-name="T1">tlahiri1999@gmail.com</text:span>",</text:p>
      <text:p text:style-name="Standard"><text:s text:c="4"/>"phoneno": "<text:span text:style-name="T1">8250334615</text:span>",</text:p>
      <text:p text:style-name="Standard"><text:s text:c="4"/>"password": "<text:span text:style-name="T1">Samrat@369</text:span>",</text:p>
      <text:p text:style-name="Standard"><text:s text:c="4"/>"role": "admin"</text:p>
      <text:p text:style-name="Standard"><text:s text:c="2"/>}'</text:p>
      <text:p text:style-name="Standard"/>
      <text:p text:style-name="Standard">curl -X POST http://localhost:5000/api/auth/login \</text:p>
      <text:p text:style-name="Standard"><text:s text:c="2"/>-H "Content-Type: application/json" \</text:p>
      <text:p text:style-name="Standard"><text:s text:c="2"/>-d '{</text:p>
      <text:p text:style-name="Standard"><text:s text:c="4"/>"email": "<text:span text:style-name="T2">samratlahiri1999@gmail.com</text:span>",</text:p>
      <text:p text:style-name="Standard"><text:s text:c="4"/>"password": "<text:span text:style-name="T2">Samrat@369</text:span>"</text:p>
      <text:p text:style-name="Standard"><text:s text:c="2"/>}'</text:p>
      <text:p text:style-name="Standard"/>
      <text:p text:style-name="P1">"eyJhbGciOiJIUzI1NiIsInR5cCI6IkpXVCJ9.eyJpZCI6IjY4NjkzOTVkMTk4MzZlYjU3YzA2MGM4NiIsInJvbGUiOiJhZG1pbiIsImlhdCI6MTc1MTczMzQ4NSwiZXhwIjoxNzUyMzM4Mjg1fQ.jHBbJccQzUrK3lZwOOcTBLRDRvznEzIC_8sfuusNE4I"</text:p>
      <text:p text:style-name="P1"/>
      <text:p text:style-name="P1">curl -X GET http://localhost:5000/api/auth/me \</text:p>
      <text:p text:style-name="P1"><text:s text:c="2"/>-H "Authorization: Bearer eyJhbGciOiJIUzI1NiIsInR5cCI6IkpXVCJ9.eyJpZCI6IjY4NjkzOTVkMTk4MzZlYjU3YzA2MGM4NiIsInJvbGUiOiJhZG1pbiIsImlhdCI6MTc1MTczMzQ4NSwiZXhwIjoxNzUyMzM4Mjg1fQ.jHBbJccQzUrK3lZwOOcTBLRDRvznEzIC_8sfuusNE4I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20:09:32.264078505</meta:creation-date>
    <dc:date>2025-07-05T23:36:51.225133125</dc:date>
    <meta:editing-duration>PT1H18M49S</meta:editing-duration>
    <meta:editing-cycles>1</meta:editing-cycles>
    <meta:document-statistic meta:table-count="0" meta:image-count="0" meta:object-count="0" meta:page-count="1" meta:paragraph-count="18" meta:word-count="49" meta:character-count="881" meta:non-whitespace-character-count="808"/>
    <meta:generator>LibreOffice/7.3.7.2$Linux_X86_64 LibreOffice_project/30$Build-2</meta:generator>
  </office:meta>
</office:document-meta>
</file>